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ca95"/>
    </style:style>
    <style:style style:name="P2" style:family="paragraph" style:parent-style-name="Standard">
      <style:text-properties fo:font-size="16pt" fo:font-weight="bold" officeooo:rsid="0004ca95" officeooo:paragraph-rsid="0004ca95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04ca95" officeooo:paragraph-rsid="0004ca95"/>
    </style:style>
    <style:style style:name="P4" style:family="paragraph" style:parent-style-name="Standard">
      <style:text-properties officeooo:rsid="0004ca95" officeooo:paragraph-rsid="000d3f6a"/>
    </style:style>
    <style:style style:name="P5" style:family="paragraph" style:parent-style-name="Standard">
      <style:text-properties officeooo:rsid="0004ca95" officeooo:paragraph-rsid="0004ca95"/>
    </style:style>
    <style:style style:name="P6" style:family="paragraph" style:parent-style-name="Standard">
      <style:text-properties officeooo:rsid="000fd76b" officeooo:paragraph-rsid="000fd76b"/>
    </style:style>
    <style:style style:name="T1" style:family="text">
      <style:text-properties officeooo:rsid="0004ca95"/>
    </style:style>
    <style:style style:name="T2" style:family="text">
      <style:text-properties officeooo:rsid="00072886"/>
    </style:style>
    <style:style style:name="T3" style:family="text">
      <style:text-properties officeooo:rsid="00084cba"/>
    </style:style>
    <style:style style:name="T4" style:family="text">
      <style:text-properties officeooo:rsid="000d3f6a"/>
    </style:style>
    <style:style style:name="T5" style:family="text">
      <style:text-properties officeooo:rsid="000ec0d4"/>
    </style:style>
    <style:style style:name="T6" style:family="text">
      <style:text-properties officeooo:rsid="000fd7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är känna Levande litteraturen<text:tab/><text:tab/><text:tab/><text:tab/><text:tab/>sv2</text:p>
      <text:p text:style-name="P3"/>
      <text:p text:style-name="P4">1 <text:span text:style-name="T2">a/ </text:span>Det finns 11 kapitelrubriker. Vilka är dessa</text:p>
      <text:p text:style-name="P4"/>
      <text:p text:style-name="P4"><text:span text:style-name="T2">Antiken, Europas medeltid, Renässans och klassicism, Upplysningen, Romantiken, Realism och naturalism, Norden efter, Omvälvningarnas decennier, Manligt Kvinnligt Jämnlikt, Efterkrigstid</text:span></text:p>
      <text:p text:style-name="P3"/>
      <text:p text:style-name="P3"/>
      <text:p text:style-name="P3">2. Bläddra i boken. Välj ut 3 bilder, 3 författare och 3 böcker som du känner till/har läst/har sett/tycker verkar speciella på nåt sätt.</text:p>
      <text:p text:style-name="P3"/>
      <text:p text:style-name="P3"/>
      <text:p text:style-name="P3">Bilder <text:tab/><text:tab/>1. <text:span text:style-name="T4">Troja intas, s.4</text:span></text:p>
      <text:p text:style-name="P3"><text:tab/><text:tab/>2. <text:span text:style-name="T4">Sigfrid dödar draken och erövrar skatten, s.38</text:span></text:p>
      <text:p text:style-name="P1"><text:tab/><text:tab/><text:span text:style-name="T1">3. Versailles, s.73</text:span></text:p>
      <text:p text:style-name="P3"/>
      <text:p text:style-name="P3"/>
      <text:p text:style-name="P3">Författare<text:tab/>1. <text:span text:style-name="T5">Isaac Newton</text:span></text:p>
      <text:p text:style-name="P3"><text:tab/><text:tab/>2. <text:span text:style-name="T5">Edgar allan poe </text:span></text:p>
      <text:p text:style-name="P3"><text:tab/><text:tab/>3. <text:span text:style-name="T6">Pablo Picasso</text:span></text:p>
      <text:p text:style-name="P3"/>
      <text:p text:style-name="P3"/>
      <text:p text:style-name="P3">Böcker<text:tab/><text:tab/>1. <text:span text:style-name="T5">Nils holgerssons underbara resa genom sverige</text:span></text:p>
      <text:p text:style-name="P3"><text:tab/><text:tab/>2. <text:span text:style-name="T6">Marix 1-3</text:span></text:p>
      <text:p text:style-name="P3"><text:tab/><text:tab/>3. <text:span text:style-name="T6">Bibeln</text:span></text:p>
      <text:p text:style-name="P3"/>
      <text:p text:style-name="P3"/>
      <text:p text:style-name="P3">3. Vissa stycken i boken är skrivna med röd text. Vad är det för speciellt med dem? <text:span text:style-name="T3">Ge ett exempel på en sådan text.</text:span></text:p>
      <text:p text:style-name="P3"/>
      <text:p text:style-name="P6">Referat?</text:p>
      <text:p text:style-name="P1"/>
      <text:p text:style-name="P3">4. Titta i person- och titelregistret. Sök upp var och en av dem och skriv en kort anteckning om varje.</text:p>
      <text:p text:style-name="P3"/>
      <text:p text:style-name="P3">A/ Ett moln i byxor________________________________________________________________</text:p>
      <text:p text:style-name="P3"/>
      <text:p text:style-name="P3">B/ Fru Marianne__________________________________________________________________</text:p>
      <text:p text:style-name="P3"/>
      <text:p text:style-name="P3">C/ Stephen King__________________________________________________________________</text:p>
      <text:p text:style-name="P3"/>
      <text:p text:style-name="P3">D/ Singoalla_____________________________________________________________________</text:p>
      <text:p text:style-name="P3"/>
      <text:p text:style-name="P3">E/ Cornelis Wreeswijk_____________________________________________________________</text:p>
      <text:p text:style-name="P3"/>
      <text:p text:style-name="P3">F/ McBeth______________________________________________________________________</text:p>
      <text:p text:style-name="P3"/>
      <text:p text:style-name="P3">G/ Fredrika Bremer_______________________________________________________________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1T13:16:31.13</meta:creation-date>
    <meta:print-date>2014-08-20T10:16:55.04</meta:print-date>
    <dc:date>2016-09-05T08:56:09.077040516</dc:date>
    <meta:editing-duration>PT11M17S</meta:editing-duration>
    <meta:editing-cycles>6</meta:editing-cycles>
    <meta:generator>LibreOffice/5.2.0.4$Linux_X86_64 LibreOffice_project/20m0$Build-4</meta:generator>
    <meta:document-statistic meta:table-count="0" meta:image-count="0" meta:object-count="0" meta:page-count="1" meta:paragraph-count="23" meta:word-count="163" meta:character-count="1450" meta:non-whitespace-character-count="1290"/>
  </office:meta>
</office:document-meta>
</file>